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sConfiguration.getSms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sConfiguration.getSmsAccou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sConfiguration.setSms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sConfiguration.getSms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sConfiguration.setSms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sConfiguration.getSmsTranspor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sConfiguration.setSmsTransportUrl( String transport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sConfiguration.setSmsAccountName( String accou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